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07800000078EDC3B169886C47E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cm" fo:margin-right="0cm" fo:text-indent="0cm" style:auto-text-indent="false" fo:padding="0.049cm" fo:border="0.06pt solid #d9d9e3"/>
      <style:text-properties loext:padding="0.049cm" loext:border="0.06pt solid #d9d9e3"/>
    </style:style>
    <style:style style:name="P2" style:family="paragraph" style:parent-style-name="Text_20_body">
      <style:paragraph-properties fo:margin-left="0cm" fo:margin-right="0cm" fo:margin-top="0cm" fo:margin-bottom="0cm" style:contextual-spacing="false" fo:text-indent="0cm" style:auto-text-indent="false"/>
      <style:text-properties loext:padding="0.049cm" loext:border="0.06pt solid #d9d9e3"/>
    </style:style>
    <style:style style:name="P3" style:family="paragraph" style:parent-style-name="Text_20_body">
      <style:paragraph-properties fo:margin-left="0cm" fo:margin-right="0cm" fo:text-indent="0cm" style:auto-text-indent="false"/>
      <style:text-properties loext:padding="0.049cm" loext:border="0.06pt solid #d9d9e3"/>
    </style:style>
    <style:style style:name="P4" style:family="paragraph" style:parent-style-name="Standard">
      <style:text-properties officeooo:paragraph-rsid="001118f6" loext:padding="0.049cm" loext:border="0.06pt solid #d9d9e3"/>
    </style:style>
    <style:style style:name="P5" style:family="paragraph" style:parent-style-name="Text_20_body">
      <style:text-properties officeooo:paragraph-rsid="001118f6" loext:padding="0.049cm" loext:border="0.06pt solid #d9d9e3"/>
    </style:style>
    <style:style style:name="P6" style:family="paragraph" style:parent-style-name="Standard">
      <style:text-properties officeooo:rsid="001118f6" officeooo:paragraph-rsid="001118f6"/>
    </style:style>
    <style:style style:name="P7" style:family="paragraph" style:parent-style-name="Standard">
      <style:text-properties fo:font-weight="bold" officeooo:rsid="00126d72" officeooo:paragraph-rsid="00126d72" style:font-weight-asian="bold" style:font-weight-complex="bold"/>
    </style:style>
    <style:style style:name="P8" style:family="paragraph" style:parent-style-name="Text_20_body">
      <style:paragraph-properties fo:margin-left="0cm" fo:margin-right="0cm" fo:text-indent="0cm" style:auto-text-indent="false" fo:padding="0.049cm" fo:border="0.06pt solid #d9d9e3"/>
    </style:style>
    <style:style style:name="P9" style:family="paragraph" style:parent-style-name="Heading_20_3">
      <style:text-properties officeooo:rsid="003f9197" officeooo:paragraph-rsid="001781f7"/>
    </style:style>
    <style:style style:name="P10" style:family="paragraph" style:parent-style-name="Heading_20_3">
      <style:text-properties officeooo:paragraph-rsid="001781f7"/>
    </style:style>
    <style:style style:name="P11" style:family="paragraph" style:parent-style-name="Standard">
      <style:text-properties officeooo:paragraph-rsid="001118f6" loext:padding="0.049cm" loext:border="0.06pt solid #d9d9e3"/>
    </style:style>
    <style:style style:name="P12" style:family="paragraph" style:parent-style-name="Standard">
      <style:text-properties officeooo:rsid="003f9197" officeooo:paragraph-rsid="001781f7"/>
    </style:style>
    <style:style style:name="P13" style:family="paragraph" style:parent-style-name="Standard">
      <style:text-properties officeooo:rsid="003ec758" officeooo:paragraph-rsid="001781f7"/>
    </style:style>
    <style:style style:name="P14" style:family="paragraph" style:parent-style-name="Standard">
      <style:text-properties officeooo:rsid="003e9338" officeooo:paragraph-rsid="001781f7"/>
    </style:style>
    <style:style style:name="P15" style:family="paragraph" style:parent-style-name="Text_20_body" style:list-style-name="L1">
      <style:paragraph-properties fo:margin-left="0cm" fo:margin-right="0cm" fo:text-indent="0cm" style:auto-text-indent="false" fo:padding="0.049cm" fo:border="0.06pt solid #d9d9e3"/>
    </style:style>
    <style:style style:name="P16" style:family="paragraph" style:parent-style-name="Text_20_body" style:list-style-name="L1">
      <style:paragraph-properties fo:margin-left="0cm" fo:margin-right="0cm" fo:margin-top="0cm" fo:margin-bottom="0cm" style:contextual-spacing="false" fo:text-indent="0cm" style:auto-text-indent="false" fo:padding="0.049cm" fo:border="0.06pt solid #d9d9e3"/>
      <style:text-properties loext:padding="0.049cm" loext:border="0.06pt solid #d9d9e3"/>
    </style:style>
    <style:style style:name="P17" style:family="paragraph" style:parent-style-name="Text_20_body" style:list-style-name="L1">
      <style:paragraph-properties fo:margin-left="0cm" fo:margin-right="0cm" fo:text-indent="0cm" style:auto-text-indent="false" fo:padding="0.049cm" fo:border="0.06pt solid #d9d9e3"/>
      <style:text-properties loext:padding="0.049cm" loext:border="0.06pt solid #d9d9e3"/>
    </style:style>
    <style:style style:name="P18" style:family="paragraph" style:parent-style-name="Text_20_body" style:list-style-name="L2">
      <style:paragraph-properties fo:margin-left="0cm" fo:margin-right="0cm" fo:margin-top="0cm" fo:margin-bottom="0cm" style:contextual-spacing="false" fo:text-indent="0cm" style:auto-text-indent="false" fo:padding="0.049cm" fo:border="0.06pt solid #d9d9e3"/>
      <style:text-properties loext:padding="0.049cm" loext:border="0.06pt solid #d9d9e3"/>
    </style:style>
    <style:style style:name="P19" style:family="paragraph" style:parent-style-name="Text_20_body" style:list-style-name="L2">
      <style:paragraph-properties fo:margin-left="0cm" fo:margin-right="0cm" fo:text-indent="0cm" style:auto-text-indent="false" fo:padding="0.049cm" fo:border="0.06pt solid #d9d9e3"/>
      <style:text-properties loext:padding="0.049cm" loext:border="0.06pt solid #d9d9e3"/>
    </style:style>
    <style:style style:name="P20" style:family="paragraph" style:parent-style-name="Text_20_body" style:list-style-name="L3">
      <style:paragraph-properties fo:margin-left="0cm" fo:margin-right="0cm" fo:margin-top="0cm" fo:margin-bottom="0cm" style:contextual-spacing="false" fo:text-indent="0cm" style:auto-text-indent="false" fo:padding="0.049cm" fo:border="0.06pt solid #d9d9e3"/>
      <style:text-properties loext:padding="0.049cm" loext:border="0.06pt solid #d9d9e3"/>
    </style:style>
    <style:style style:name="P21" style:family="paragraph" style:parent-style-name="Text_20_body" style:list-style-name="L3">
      <style:paragraph-properties fo:margin-left="0cm" fo:margin-right="0cm" fo:text-indent="0cm" style:auto-text-indent="false" fo:padding="0.049cm" fo:border="0.06pt solid #d9d9e3"/>
      <style:text-properties loext:padding="0.049cm" loext:border="0.06pt solid #d9d9e3"/>
    </style:style>
    <style:style style:name="P22" style:family="paragraph" style:parent-style-name="Text_20_body">
      <style:text-properties officeooo:paragraph-rsid="001118f6" loext:padding="0.049cm" loext:border="0.06pt solid #d9d9e3"/>
    </style:style>
    <style:style style:name="P23" style:family="paragraph" style:parent-style-name="Text_20_body">
      <style:paragraph-properties fo:break-before="page"/>
      <style:text-properties officeooo:paragraph-rsid="001118f6" loext:padding="0.049cm" loext:border="0.06pt solid #d9d9e3"/>
    </style:style>
    <style:style style:name="P24" style:family="paragraph" style:parent-style-name="Text_20_body" style:list-style-name="L2">
      <style:paragraph-properties fo:margin-left="0cm" fo:margin-right="0cm" fo:text-indent="0cm" style:auto-text-indent="false" fo:padding="0.049cm" fo:border="0.06pt solid #d9d9e3"/>
    </style:style>
    <style:style style:name="P25" style:family="paragraph" style:parent-style-name="Text_20_body" style:list-style-name="L3">
      <style:paragraph-properties fo:margin-left="0cm" fo:margin-right="0cm" fo:text-indent="0cm" style:auto-text-indent="false" fo:padding="0.049cm" fo:border="0.06pt solid #d9d9e3"/>
    </style:style>
    <style:style style:name="P26" style:family="paragraph" style:parent-style-name="Text_20_body" style:list-style-name="L4">
      <style:paragraph-properties fo:margin-left="0cm" fo:margin-right="0cm" fo:text-indent="0cm" style:auto-text-indent="false" fo:padding="0.049cm" fo:border="0.06pt solid #d9d9e3"/>
    </style:style>
    <style:style style:name="P27" style:family="paragraph" style:parent-style-name="Text_20_body" style:list-style-name="L4">
      <style:paragraph-properties fo:margin-left="0cm" fo:margin-right="0cm" fo:margin-top="0cm" fo:margin-bottom="0cm" style:contextual-spacing="false" fo:text-indent="0cm" style:auto-text-indent="false" fo:padding="0.049cm" fo:border="0.06pt solid #d9d9e3"/>
    </style:style>
    <style:style style:name="P28" style:family="paragraph" style:parent-style-name="Text_20_body">
      <style:paragraph-properties fo:break-before="page"/>
      <style:text-properties officeooo:rsid="003ec758" officeooo:paragraph-rsid="001781f7"/>
    </style:style>
    <style:style style:name="P29" style:family="paragraph" style:parent-style-name="Text_20_body" style:list-style-name="L5">
      <style:paragraph-properties fo:margin-top="0cm" fo:margin-bottom="0cm" style:contextual-spacing="false"/>
      <style:text-properties officeooo:paragraph-rsid="001781f7"/>
    </style:style>
    <style:style style:name="P30" style:family="paragraph" style:parent-style-name="Text_20_body" style:list-style-name="L5">
      <style:text-properties officeooo:paragraph-rsid="001781f7"/>
    </style:style>
    <style:style style:name="P31" style:family="paragraph" style:parent-style-name="Text_20_body">
      <style:text-properties officeooo:paragraph-rsid="001781f7"/>
    </style:style>
    <style:style style:name="T1" style:family="text">
      <style:text-properties loext:padding="0.049cm" loext:border="0.06pt solid #d9d9e3"/>
    </style:style>
    <style:style style:name="T2" style:family="text">
      <style:text-properties officeooo:rsid="00232920"/>
    </style:style>
    <style:style style:name="T3" style:family="text">
      <style:text-properties officeooo:rsid="001e0324"/>
    </style:style>
    <style:style style:name="T4" style:family="text">
      <style:text-properties officeooo:rsid="00154fae"/>
    </style:style>
    <style:style style:name="T5" style:family="text">
      <style:text-properties officeooo:rsid="00166c57"/>
    </style:style>
    <style:style style:name="T6" style:family="text">
      <style:text-properties officeooo:rsid="0016c006"/>
    </style:style>
    <style:style style:name="fr1" style:family="graphic" style:parent-style-name="Graphics">
      <style:graphic-properties fo:margin-left="0cm" fo:margin-right="0cm" fo:margin-top="0cm" fo:margin-bottom="0cm" style:vertical-pos="top" style:vertical-rel="baseline" fo:padding="0.049cm" fo:border="0.06pt solid #d9d9e3"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style:style style:name="gr1" style:family="graphic">
      <style:graphic-properties draw:textarea-horizontal-align="justify" draw:textarea-vertical-align="middle" draw:auto-grow-height="false" fo:min-height="1.614cm" fo:min-width="16.589cm"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CP sanBlas – Módulo 01 – 2<text:span text:style-name="T5">3</text:span><text:span text:style-name="T2">/</text:span><text:span text:style-name="T3">01</text:span>/202<text:span text:style-name="T3">4</text:span></text:p>
      <text:p text:style-name="P6"/>
      <text:p text:style-name="P6"><text:a xlink:type="simple" xlink:href="https://es.wikipedia.org/wiki/Ratón_(informática)" text:style-name="Internet_20_link" text:visited-style-name="Visited_20_Internet_20_Link">https://es.wikipedia.org/wiki/Rat%C3%B3n_(inform%C3%A1tica)</text:a> </text:p>
      <text:p text:style-name="P6"/>
      <text:p text:style-name="P5">Los ratones de computadora son dispositivos de entrada que se utilizan para interactuar con una interfaz gráfica de usuario en una computadora. A lo largo de los años, la tecnología de ratones ha evolucionado, y existen varios tipos y características diferentes. Aquí hay algunas tecnologías comunes asociadas con los ratones de computadora:</text:p>
      <text:list text:style-name="L1">
        <text:list-item>
          <text:p text:style-name="P15"><text:span text:style-name="Strong_20_Emphasis"><text:span text:style-name="T1">Ratones con Cable:</text:span></text:span></text:p>
          <text:list>
            <text:list-item>
              <text:p text:style-name="P16">Los ratones tradicionales se conectan a la computadora a través de un cable USB. Esta conexión proporciona alimentación y transfiere datos al mismo tiempo.</text:p>
            </text:list-item>
          </text:list>
        </text:list-item>
        <text:list-item>
          <text:p text:style-name="P15"><text:span text:style-name="Strong_20_Emphasis"><text:span text:style-name="T1">Ratones Inalámbricos:</text:span></text:span></text:p>
          <text:list>
            <text:list-item>
              <text:p text:style-name="P16">Utilizan tecnologías como Bluetooth o receptores USB para permitir una conexión sin cables con la computadora. Pueden ser más convenientes al eliminar cables, pero requieren baterías o recargables.</text:p>
            </text:list-item>
          </text:list>
        </text:list-item>
        <text:list-item>
          <text:p text:style-name="P15"><text:span text:style-name="Strong_20_Emphasis"><text:span text:style-name="T1">Sensores Ópticos:</text:span></text:span></text:p>
          <text:list>
            <text:list-item>
              <text:p text:style-name="P16">La mayoría de los ratones modernos utilizan sensores ópticos en lugar de bolas mecánicas. Estos sensores capturan imágenes del área de superficie y traducen los movimientos en datos que la computadora puede entender.</text:p>
            </text:list-item>
          </text:list>
        </text:list-item>
        <text:list-item>
          <text:p text:style-name="P15"><text:span text:style-name="Strong_20_Emphasis"><text:span text:style-name="T1">Sensores Láser:</text:span></text:span></text:p>
          <text:list>
            <text:list-item>
              <text:p text:style-name="P16">Son una variante de los sensores ópticos. Los ratones láser utilizan luz láser para muestrear el movimiento, ofreciendo mayor precisión y funcionando mejor en diversas superficies.</text:p>
            </text:list-item>
          </text:list>
        </text:list-item>
        <text:list-item>
          <text:p text:style-name="P15"><text:span text:style-name="Strong_20_Emphasis"><text:span text:style-name="T1">Ratones con Trackball:</text:span></text:span></text:p>
          <text:list>
            <text:list-item>
              <text:p text:style-name="P16">En lugar de mover el ratón físicamente, algunos modelos tienen una bola en la parte superior que se gira para controlar el cursor.</text:p>
            </text:list-item>
          </text:list>
        </text:list-item>
        <text:list-item>
          <text:p text:style-name="P15"><text:span text:style-name="Strong_20_Emphasis"><text:span text:style-name="T1">Ratones Ergonómicos:</text:span></text:span></text:p>
          <text:list>
            <text:list-item>
              <text:p text:style-name="P16">Diseñados para minimizar el estrés y la incomodidad durante un uso prolongado. Pueden tener formas y tamaños personalizados para adaptarse mejor a la mano del usuario.</text:p>
            </text:list-item>
          </text:list>
        </text:list-item>
        <text:list-item>
          <text:p text:style-name="P15"><text:span text:style-name="Strong_20_Emphasis"><text:span text:style-name="T1">Ratones Gaming:</text:span></text:span></text:p>
          <text:list>
            <text:list-item>
              <text:p text:style-name="P16">Diseñados con características específicas para satisfacer las necesidades de los jugadores, como botones adicionales, iluminación RGB y sensores de alta precisión.</text:p>
            </text:list-item>
          </text:list>
        </text:list-item>
        <text:list-item>
          <text:p text:style-name="P15"><text:span text:style-name="Strong_20_Emphasis"><text:span text:style-name="T1">Ratones Táctiles:</text:span></text:span></text:p>
          <text:list>
            <text:list-item>
              <text:p text:style-name="P16"><text:soft-page-break/>Algunos ratones tienen superficies táctiles que permiten gestos y desplazamientos similares a los de una pantalla táctil, añadiendo funcionalidad adicional.</text:p>
            </text:list-item>
          </text:list>
        </text:list-item>
        <text:list-item>
          <text:p text:style-name="P15"><text:span text:style-name="Strong_20_Emphasis"><text:span text:style-name="T1">Ratones con Botones Programables:</text:span></text:span></text:p>
          <text:list>
            <text:list-item>
              <text:p text:style-name="P16">Permiten a los usuarios personalizar la función de los botones según sus preferencias y necesidades específicas.</text:p>
            </text:list-item>
          </text:list>
        </text:list-item>
        <text:list-item>
          <text:p text:style-name="P15"><text:span text:style-name="Strong_20_Emphasis"><text:span text:style-name="T1">Ratones Hápticos:</text:span></text:span></text:p>
          <text:list>
            <text:list-item>
              <text:p text:style-name="P16">Incorporan retroalimentación táctil para simular sensaciones de clic o vibración, mejorando la experiencia táctil.</text:p>
            </text:list-item>
          </text:list>
        </text:list-item>
        <text:list-item>
          <text:p text:style-name="P15"><text:span text:style-name="Strong_20_Emphasis"><text:span text:style-name="T1">Ratones con Reconocimiento de Gestos:</text:span></text:span></text:p>
          <text:list>
            <text:list-item>
              <text:p text:style-name="P17">Algunos modelos permiten el control mediante gestos de la mano, lo que puede ser útil en presentaciones o en situaciones donde no se puede utilizar una superficie plana.</text:p>
            </text:list-item>
          </text:list>
        </text:list-item>
      </text:list>
      <text:p text:style-name="P1">La elección de un ratón depende en gran medida de las preferencias personales, el uso previsto (trabajo, juego, diseño, etc.) y las características específicas que cada usuario valora.</text:p>
      <text:p text:style-name="P2"><draw:frame draw:style-name="fr1" draw:name="Imagen1" text:anchor-type="as-char" svg:width="0.635cm" svg:height="0.635cm" draw:z-index="1"><draw:image xlink:href="Pictures/100000000000007800000078EDC3B169886C47E9.png" xlink:type="simple" xlink:show="embed" xlink:actuate="onLoad" draw:mime-type="image/png"/><svg:title>User</svg:title></draw:frame></text:p>
      <text:p text:style-name="P2">Tú</text:p>
      <text:p text:style-name="P2">características relevantes de los ratones y descripción de estas.</text:p>
      <text:p text:style-name="P3">ChatGPT</text:p>
      <text:p text:style-name="P1">Las características relevantes de los ratones varían según las necesidades y preferencias de los usuarios. A continuación, se describen algunas características importantes:</text:p>
      <text:list text:style-name="L2">
        <text:list-item>
          <text:p text:style-name="P24"><text:span text:style-name="Strong_20_Emphasis"><text:span text:style-name="T1">Resolución o DPI (puntos por pulgada):</text:span></text:span></text:p>
          <text:list>
            <text:list-item>
              <text:p text:style-name="P18">La resolución del ratón, medida en DPI, determina la sensibilidad del movimiento. Ratones con mayor DPI permiten movimientos más precisos. Para tareas generales, un rango de 800 a 1600 DPI suele ser suficiente, mientras que los jugadores pueden preferir valores más altos.</text:p>
            </text:list-item>
          </text:list>
        </text:list-item>
        <text:list-item>
          <text:p text:style-name="P24"><text:span text:style-name="Strong_20_Emphasis"><text:span text:style-name="T1">Número de Botones:</text:span></text:span></text:p>
          <text:list>
            <text:list-item>
              <text:p text:style-name="P18">Los ratones pueden tener desde dos botones estándar hasta varios botones adicionales. Los ratones para juegos y diseño suelen tener botones programables para acciones específicas.</text:p>
            </text:list-item>
          </text:list>
        </text:list-item>
        <text:list-item>
          <text:p text:style-name="P24"><text:span text:style-name="Strong_20_Emphasis"><text:span text:style-name="T1">Diseño Ergonómico:</text:span></text:span></text:p>
          <text:list>
            <text:list-item>
              <text:p text:style-name="P18"><text:soft-page-break/>La ergonomía es crucial para evitar la fatiga y lesiones. Los ratones ergonómicos están diseñados para adaptarse cómodamente a la mano del usuario, con formas y contornos que reducen el estrés.</text:p>
            </text:list-item>
          </text:list>
        </text:list-item>
        <text:list-item>
          <text:p text:style-name="P24"><text:span text:style-name="Strong_20_Emphasis"><text:span text:style-name="T1">Conectividad:</text:span></text:span></text:p>
          <text:list>
            <text:list-item>
              <text:p text:style-name="P18">Puede ser con cable o inalámbrica. Los ratones inalámbricos proporcionan libertad de movimiento, pero requieren baterías o recargables.</text:p>
            </text:list-item>
          </text:list>
        </text:list-item>
        <text:list-item>
          <text:p text:style-name="P24"><text:span text:style-name="Strong_20_Emphasis"><text:span text:style-name="T1">Tipo de Sensor:</text:span></text:span></text:p>
          <text:list>
            <text:list-item>
              <text:p text:style-name="P18">Los ratones utilizan sensores ópticos, láser o infrarrojos. Los sensores láser suelen ser más precisos y funcionan en una variedad de superficies.</text:p>
            </text:list-item>
          </text:list>
        </text:list-item>
        <text:list-item>
          <text:p text:style-name="P24"><text:span text:style-name="Strong_20_Emphasis"><text:span text:style-name="T1">Retroalimentación Háptica:</text:span></text:span></text:p>
          <text:list>
            <text:list-item>
              <text:p text:style-name="P18">Algunos ratones ofrecen retroalimentación táctil, proporcionando vibraciones o sensaciones táctiles para simular clics y otras interacciones.</text:p>
            </text:list-item>
          </text:list>
        </text:list-item>
        <text:list-item>
          <text:p text:style-name="P24"><text:span text:style-name="Strong_20_Emphasis"><text:span text:style-name="T1">Peso Ajustable:</text:span></text:span></text:p>
          <text:list>
            <text:list-item>
              <text:p text:style-name="P18">Algunos ratones permiten ajustar su peso mediante pesas extraíbles, lo que permite a los usuarios personalizar la sensación del ratón.</text:p>
            </text:list-item>
          </text:list>
        </text:list-item>
        <text:list-item>
          <text:p text:style-name="P24"><text:span text:style-name="Strong_20_Emphasis"><text:span text:style-name="T1">Iluminación RGB:</text:span></text:span></text:p>
          <text:list>
            <text:list-item>
              <text:p text:style-name="P18">Principalmente presente en ratones para juegos, la iluminación RGB permite personalizar la apariencia del ratón con una variedad de colores y efectos.</text:p>
            </text:list-item>
          </text:list>
        </text:list-item>
        <text:list-item>
          <text:p text:style-name="P24"><text:span text:style-name="Strong_20_Emphasis"><text:span text:style-name="T1">Botones Programables:</text:span></text:span></text:p>
          <text:list>
            <text:list-item>
              <text:p text:style-name="P18">Permiten asignar funciones específicas a botones adicionales, lo que puede ser útil para tareas específicas o juegos.</text:p>
            </text:list-item>
          </text:list>
        </text:list-item>
        <text:list-item>
          <text:p text:style-name="P24"><text:span text:style-name="Strong_20_Emphasis"><text:span text:style-name="T1">Interruptores de Botones:</text:span></text:span></text:p>
          <text:list>
            <text:list-item>
              <text:p text:style-name="P18">La calidad de los interruptores de los botones afecta la durabilidad y la sensación táctil de los clics. Algunos ratones utilizan interruptores mecánicos para ofrecer una respuesta táctil distintiva.</text:p>
            </text:list-item>
          </text:list>
        </text:list-item>
        <text:list-item>
          <text:p text:style-name="P24"><text:span text:style-name="Strong_20_Emphasis"><text:span text:style-name="T1">Ratones Silenciosos:</text:span></text:span></text:p>
          <text:list>
            <text:list-item>
              <text:p text:style-name="P18">Estos ratones están diseñados para reducir o eliminar el ruido de clic, siendo ideales en entornos donde la discreción es importante.</text:p>
            </text:list-item>
          </text:list>
        </text:list-item>
        <text:list-item>
          <text:p text:style-name="P24"><text:span text:style-name="Strong_20_Emphasis"><text:span text:style-name="T1">Capacidad de Uso en Múltiples Superficies:</text:span></text:span></text:p>
          <text:list>
            <text:list-item>
              <text:p text:style-name="P18">Algunos ratones están diseñados para funcionar en diversas superficies, incluyendo vidrio y textiles.</text:p>
            </text:list-item>
          </text:list>
        </text:list-item>
        <text:list-item>
          <text:p text:style-name="P24"><text:soft-page-break/><text:span text:style-name="Strong_20_Emphasis"><text:span text:style-name="T1">Ratones Trackball:</text:span></text:span></text:p>
          <text:list>
            <text:list-item>
              <text:p text:style-name="P18">Estos ratones tienen una bola en la parte superior que se gira para controlar el cursor, eliminando la necesidad de mover físicamente el ratón.</text:p>
            </text:list-item>
          </text:list>
        </text:list-item>
        <text:list-item>
          <text:p text:style-name="P24"><text:span text:style-name="Strong_20_Emphasis"><text:span text:style-name="T1">Reconocimiento de Gestos:</text:span></text:span></text:p>
          <text:list>
            <text:list-item>
              <text:p text:style-name="P19">Algunos ratones permiten el control mediante gestos de la mano para acciones específicas.</text:p>
            </text:list-item>
          </text:list>
        </text:list-item>
      </text:list>
      <text:p text:style-name="P1">La elección de un ratón depende del uso previsto y las preferencias individuales. Por ejemplo, los jugadores pueden valorar la alta precisión y los botones adicionales, mientras que los profesionales del diseño pueden priorizar la comodidad y la precisión en tareas específicas.</text:p>
      <text:p text:style-name="P2"><draw:frame draw:style-name="fr1" draw:name="Imagen2" text:anchor-type="as-char" svg:width="0.635cm" svg:height="0.635cm" draw:z-index="2"><draw:image xlink:href="Pictures/100000000000007800000078EDC3B169886C47E9.png" xlink:type="simple" xlink:show="embed" xlink:actuate="onLoad" draw:mime-type="image/png"/><svg:title>User</svg:title></draw:frame></text:p>
      <text:p text:style-name="P2">Tú</text:p>
      <text:p text:style-name="P2">Características de las alfombrillas para el ratón. </text:p>
      <text:p text:style-name="P3">ChatGPT</text:p>
      <text:p text:style-name="P1">Las alfombrillas para ratón, también conocidas como mousepads, son accesorios importantes para mejorar la experiencia de uso del ratón, especialmente en combinación con ratones ópticos y láser. Aquí hay algunas características relevantes de las alfombrillas para ratón:</text:p>
      <text:list text:style-name="L3">
        <text:list-item>
          <text:p text:style-name="P25"><text:span text:style-name="Strong_20_Emphasis"><text:span text:style-name="T1">Material de Superficie:</text:span></text:span></text:p>
          <text:list>
            <text:list-item>
              <text:p text:style-name="P20">Las alfombrillas pueden tener superficies de tela, plástico, aluminio o materiales compuestos. La elección del material afecta la velocidad y la precisión del ratón.</text:p>
            </text:list-item>
          </text:list>
        </text:list-item>
        <text:list-item>
          <text:p text:style-name="P25"><text:span text:style-name="Strong_20_Emphasis"><text:span text:style-name="T1">Base Antideslizante:</text:span></text:span></text:p>
          <text:list>
            <text:list-item>
              <text:p text:style-name="P20">Una base antideslizante evita que la alfombrilla se desplace mientras se utiliza el ratón, proporcionando estabilidad durante el uso.</text:p>
            </text:list-item>
          </text:list>
        </text:list-item>
        <text:list-item>
          <text:p text:style-name="P25"><text:span text:style-name="Strong_20_Emphasis"><text:span text:style-name="T1">Tamaño:</text:span></text:span></text:p>
          <text:list>
            <text:list-item>
              <text:p text:style-name="P20">Las alfombrillas varían en tamaño, desde modelos compactos hasta versiones más grandes que cubren una mayor área de escritorio. El tamaño ideal depende de las preferencias personales y del espacio disponible.</text:p>
            </text:list-item>
          </text:list>
        </text:list-item>
        <text:list-item>
          <text:p text:style-name="P25"><text:span text:style-name="Strong_20_Emphasis"><text:span text:style-name="T1">Grosor:</text:span></text:span></text:p>
          <text:list>
            <text:list-item>
              <text:p text:style-name="P20">El grosor de la alfombrilla puede afectar la comodidad y la estabilidad. Las alfombrillas delgadas son más portátiles, mientras que las más gruesas pueden ofrecer mayor acolchado.</text:p>
            </text:list-item>
          </text:list>
        </text:list-item>
        <text:list-item>
          <text:p text:style-name="P25"><text:span text:style-name="Strong_20_Emphasis"><text:span text:style-name="T1">Bordes Reforzados:</text:span></text:span></text:p>
          <text:list>
            <text:list-item>
              <text:p text:style-name="P20"><text:soft-page-break/>Algunas alfombrillas tienen bordes reforzados para prevenir el desgaste y garantizar una mayor durabilidad.</text:p>
            </text:list-item>
          </text:list>
        </text:list-item>
        <text:list-item>
          <text:p text:style-name="P25"><text:span text:style-name="Strong_20_Emphasis"><text:span text:style-name="T1">Impermeabilidad:</text:span></text:span></text:p>
          <text:list>
            <text:list-item>
              <text:p text:style-name="P20">Las alfombrillas impermeables son resistentes a derrames de líquidos, lo que ayuda a proteger el material y facilita la limpieza.</text:p>
            </text:list-item>
          </text:list>
        </text:list-item>
        <text:list-item>
          <text:p text:style-name="P25"><text:span text:style-name="Strong_20_Emphasis"><text:span text:style-name="T1">Diseño y Estilo:</text:span></text:span></text:p>
          <text:list>
            <text:list-item>
              <text:p text:style-name="P20">Muchas alfombrillas tienen diseños visuales o patrones impresos para agregar estilo al espacio de trabajo.</text:p>
            </text:list-item>
          </text:list>
        </text:list-item>
        <text:list-item>
          <text:p text:style-name="P25"><text:span text:style-name="Strong_20_Emphasis"><text:span text:style-name="T1">Superficie Texturizada o Lisa:</text:span></text:span></text:p>
          <text:list>
            <text:list-item>
              <text:p text:style-name="P20">La textura de la superficie puede afectar la velocidad y la precisión del ratón. Algunos usuarios prefieren superficies más texturizadas para un mayor control, mientras que otros optan por superficies más lisas para movimientos más rápidos.</text:p>
            </text:list-item>
          </text:list>
        </text:list-item>
        <text:list-item>
          <text:p text:style-name="P25"><text:span text:style-name="Strong_20_Emphasis"><text:span text:style-name="T1">Compatibilidad con Sensores del Ratón:</text:span></text:span></text:p>
          <text:list>
            <text:list-item>
              <text:p text:style-name="P20">Las alfombrillas están diseñadas para funcionar bien con ratones ópticos y láser. Algunas están optimizadas para sensores específicos y ofrecen un rendimiento óptimo.</text:p>
            </text:list-item>
          </text:list>
        </text:list-item>
        <text:list-item>
          <text:p text:style-name="P25"><text:span text:style-name="Strong_20_Emphasis"><text:span text:style-name="T1">Base de Goma Natural:</text:span></text:span></text:p>
          <text:list>
            <text:list-item>
              <text:p text:style-name="P20">Las alfombrillas con bases de goma natural proporcionan una adhesión efectiva a la superficie de trabajo y ayudan a mantener la estabilidad.</text:p>
            </text:list-item>
          </text:list>
        </text:list-item>
        <text:list-item>
          <text:p text:style-name="P25"><text:span text:style-name="Strong_20_Emphasis"><text:span text:style-name="T1">Alfombrillas para Juegos:</text:span></text:span></text:p>
          <text:list>
            <text:list-item>
              <text:p text:style-name="P20">Algunas alfombrillas están diseñadas específicamente para juegos, con características como bordes iluminados, logos de juegos y superficies optimizadas para el rendimiento de los ratones gaming.</text:p>
            </text:list-item>
          </text:list>
        </text:list-item>
        <text:list-item>
          <text:p text:style-name="P25"><text:span text:style-name="Strong_20_Emphasis"><text:span text:style-name="T1">Alfombrillas con Carga Inalámbrica:</text:span></text:span></text:p>
          <text:list>
            <text:list-item>
              <text:p text:style-name="P21">Algunas alfombrillas están equipadas con tecnología de carga inalámbrica, permitiendo que ciertos ratones se carguen simplemente colocándolos sobre la alfombrilla.</text:p>
            </text:list-item>
          </text:list>
        </text:list-item>
      </text:list>
      <text:p text:style-name="P1">La elección de una alfombrilla para ratón dependerá de las preferencias personales y del uso previsto. La combinación adecuada de una buena alfombrilla con un ratón de calidad puede mejorar significativamente la precisión y la comodidad durante el uso prolongado.</text:p>
      <text:p text:style-name="P4"/>
      <text:p text:style-name="P28">Para elegir un buen ratón debes<text:span text:style-name="Strong_20_Emphasis"> tener en cuenta las siguientes consideraciones</text:span>:</text:p>
      <text:list text:style-name="L5">
        <text:list-item>
          <text:p text:style-name="P29"><text:span text:style-name="Strong_20_Emphasis">¿Para qué lo necesitas?</text:span>: si es para navegación, ofimática, y un uso más normal, cualquiera decente te vale. Si es paravideojuegos o diseño, entonces deberías buscar ratones específicos para estos usos. Muchas marcas tienen modelos especiales para gaming. Tal vez si lo quieres para moverte de un lugar a otro con tu portátil, debes pensar mejor en un ratón wireless para evitar tener que conectarlo con el cable y te sea más cómodo (especialmente los Bluetooth que no necesitan de un puerto USB para conectar el adaptador RF). </text:p>
        </text:list-item>
        <text:list-item>
          <text:p text:style-name="P29"><text:span text:style-name="Strong_20_Emphasis">¿Cuánto lo voy a usar?</text:span>: si es poco tiempo, no debe preocuparte demasiado, siempre que no sean los típicos ratones mini que tienen reducidos tamaños y son molestos de manejar a la larga. Pero si vas a pasar muchas horas con él, la ergonomía es muy importante. Un ratón con un diseño ergonómico que se adapte bien a la anatomía de tu mano y no la fuerce a una postura incómoda puede ahorrarte muchos problemas y molestias. </text:p>
        </text:list-item>
        <text:list-item>
          <text:p text:style-name="P29"><text:span text:style-name="Strong_20_Emphasis">Polling rate o tasa de sondeo</text:span>: es la frecuencia con la que el mouse informa de su posición al controlador del PC. Esa velocidad se mide en hercios (Hz), es decir, la cantidad de veces que lo hacen por segundo. Un ratón con 1000Hz significa que informará de la posición del puntero 1000 veces en un segundo (cada 1ms). Una tasa más elevada reducirá el retraso que hay entre el movimiento de tu mano y la actualización del puntero en la pantalla. Pero también debes tener en cuenta que a mayor frecuencia o tasa de sondeo, mayor consumo de recursos de la CPU, ya que debe ejecutar la rutina de actualización más veces. Aunque para un equipo de hardware moderno no supone un esfuerzo grande… </text:p>
        </text:list-item>
        <text:list-item>
          <text:p text:style-name="P30"><text:span text:style-name="Strong_20_Emphasis">Óptico vs laśer</text:span>: la diferencia de la tecnología actual, ahora que la bola de los primitivos ratones ha desaparecido, es que los ratones ópticos usan un LED para detectar el movimiento reflejado por una superficie y los láser usan un láser para ello. Ambos son buenos, lo único que para superficies opacas el LED funciona bien, mientras que no es adecuado para ciertas superficies como el cristal, etc. En cambio, el láser sí que puede usarse sobre ciertas superficies donde los ópticos no funcionan correctamente. Además, la tecnología láser es más sensible y suelen tener mayor DPI, por lo que si no quieres que tu ratón se mueva demasiado rápido por la pantalla y no lo puedas controlar, debes bajar la sensibilidad en la configuración. </text:p>
        </text:list-item>
      </text:list>
      <text:p text:style-name="P13"/>
      <text:p text:style-name="P13"/>
      <text:p text:style-name="P14"><text:a xlink:type="simple" xlink:href="https://www.guiahardware.es/dpi-raton/" text:style-name="Internet_20_link" text:visited-style-name="Visited_20_Internet_20_Link">https://www.guiahardware.es/dpi-raton/</text:a></text:p>
      <text:p text:style-name="P14"/>
      <text:h text:style-name="P9" text:outline-level="3"><text:bookmark text:name="Que_es_el_DPI_exactamente"/>¿Qué es el DPI exactamente?</text:h>
      <text:p text:style-name="P31"><text:span text:style-name="Strong_20_Emphasis">DPI son las siglas de Dots Per Inch, es decir, puntos por pulgada</text:span>. Como es obvio, es una unidad que mide la sensibilidad del ratón. Un DPI bajo indica que si haces un movimiento determinado con tu mano, el cursor avanzará poco. Pero con un DPI elevado, si pudieses repetir ese mismo movimiento exactamente, el cursor se movería más rápidamente, es decir, reacciona mejor a tus movimientos incluso si son pequeños.</text:p>
      <text:p text:style-name="P31">Por <text:span text:style-name="Strong_20_Emphasis">ejemplo</text:span>, un ratón con un DPI de 1000 significaría que por cada pulgada (aprox. 2,54 cm) que muevas el ratón el cursor se movería 1000 píxeles (px). Con este dato, en contra de lo que muchos piensan, un ratón con más DPI se puede volver incluso más impreciso que uno de menor DPI. Por eso muchos fabricantes y profesionales le han quitado importancia al DPI.</text:p>
      <text:p text:style-name="P31"><text:soft-page-break/>Aquí es donde <text:span text:style-name="Strong_20_Emphasis">se vuelve interesante para artistas y gamers</text:span> puesto que, por ejemplo, para llevar el cursor a donde quieres disparar en un videojuego o para dibujar algo pequeño, un DPI mayor te puede ayudar con la precisión y sensibilidad. Pero recuerda que un DPI demasiado elevado puede tener el efecto contrario al que esperas, que el cursor con cualquier mínimo temblor de tu mano o movimiento se vaya más allá de donde deseas realmente. Eso también es muy incómodo y puede que tengas que modificar la configuración de tu ratón para bajar el DPI.</text:p>
      <text:h text:style-name="P10" text:outline-level="3"><text:bookmark text:name="Que_DPI_necesito"/>¿Que DPI necesito?</text:h>
      <text:p text:style-name="P31"><text:span text:style-name="Strong_20_Emphasis">¿Entonces?</text:span> Imagina que tienes un ratón con un DPI de 4000 y tienes una pantalla 4K con una resolución que ronda los 4000 píxeles horizontales. Si quieres llegar más rápido de un lateral de la pantalla al otro para reaccionar más rápido en un videojuego, entonces con ese ratón solo tendrías que mover unos dos centímetros y medio tu mano para ir de un lateral al otro con el cursor.</text:p>
      <text:p text:style-name="P31">Pero claro, imagina que <text:span text:style-name="Strong_20_Emphasis">estás intentando apuntar</text:span> en un videojuego tipo shooter para disparar, o estas dibujando algo en un programa de edición y es una superficie pequeña que estás coloreando… con un DPI bajo podrías hacer grandes movimientos sin salirte, mientras que un DPI alto haría que la herramienta que estés usando se salga fácilmente.</text:p>
      <text:p text:style-name="P31"><text:span text:style-name="Strong_20_Emphasis">Conclusión</text:span>, DPI alto para tareas que necesiten reacciones rápidas, mientras que DPI más bajo para las que necesiten de mayor precisión a la hora de apuntar. Pero el DPI no debería ser demasiado bajo, ya que aunque ajustases una sensibilidad mayor en la configuración, al tener bajo DPI, el cursor podría ir a saltos de un lugar a otro, y eso tampoco sería un movimiento natural y agradable.</text:p>
      <text:p text:style-name="P12"/>
      <text:p text:style-name="P12">Pero <text:span text:style-name="Strong_20_Emphasis">la sensibilidad se puede ajustar</text:span> en la configuración del sistema operativo de forma independiente al DPI. Para que lo comprendas mejor, DPI es la capacidad del hardware y sensibilidad del software. Puedes combinar un DPI bajo con una alta sensibilidad o un DPI alto con una baja sensibilidad y jugar con eso para adaptarlo a tus necesidades.</text:p>
      <text:p text:style-name="P23"/>
      <text:p text:style-name="Title">WEBCAMS</text:p>
      <text:p text:style-name="P5"/>
      <text:p text:style-name="P5">Las webcams, o cámaras web, son dispositivos de entrada de video que permiten la captura de imágenes y grabación de video para su transmisión a través de la web. Estas cámaras se utilizan comúnmente en videollamadas, videoconferencias, transmisiones en vivo, y otras aplicaciones que requieren la captura de contenido visual. Aquí hay algunas características y tecnologías asociadas con las webcams:</text:p>
      <text:list text:style-name="L4">
        <text:list-item>
          <text:p text:style-name="P26"><text:span text:style-name="Strong_20_Emphasis"><text:span text:style-name="T1">Resolución de Video:</text:span></text:span></text:p>
          <text:list>
            <text:list-item>
              <text:p text:style-name="P27">La resolución de video de una webcam se mide en píxeles y determina la claridad y detalle de las imágenes capturadas. Las resoluciones comunes incluyen 720p, 1080p (Full HD), y 4K.</text:p>
            </text:list-item>
          </text:list>
        </text:list-item>
        <text:list-item>
          <text:p text:style-name="P26"><text:span text:style-name="Strong_20_Emphasis"><text:span text:style-name="T1">Velocidad de Cuadros (FPS):</text:span></text:span></text:p>
          <text:list>
            <text:list-item>
              <text:p text:style-name="P27">La velocidad de cuadros indica cuántos fotogramas por segundo la cámara puede capturar y reproducir. Una mayor velocidad de cuadros proporciona una reproducción de video más suave. Valores comunes son 30, 60 o más FPS.</text:p>
            </text:list-item>
          </text:list>
        </text:list-item>
        <text:list-item>
          <text:p text:style-name="P26"><text:span text:style-name="Strong_20_Emphasis"><text:span text:style-name="T1">Enfoque Automático:</text:span></text:span></text:p>
          <text:list>
            <text:list-item>
              <text:p text:style-name="P27">Las webcams con enfoque automático ajustan automáticamente la nitidez de la imagen para mantener objetos en primer plano enfocados.</text:p>
            </text:list-item>
          </text:list>
        </text:list-item>
        <text:list-item>
          <text:p text:style-name="P26"><text:span text:style-name="Strong_20_Emphasis"><text:span text:style-name="T1">Balance de Blancos Automático:</text:span></text:span></text:p>
          <text:list>
            <text:list-item>
              <text:p text:style-name="P27">Ajusta automáticamente la temperatura de color para producir imágenes más naturales según la iluminación del entorno.</text:p>
            </text:list-item>
          </text:list>
        </text:list-item>
        <text:list-item>
          <text:p text:style-name="P26"><text:span text:style-name="Strong_20_Emphasis"><text:span text:style-name="T1">Cancelación de Ruido:</text:span></text:span></text:p>
          <text:list>
            <text:list-item>
              <text:p text:style-name="P27">Algunas webcams cuentan con micrófonos y tecnología de cancelación de ruido para mejorar la calidad del audio al reducir el ruido ambiental no deseado.</text:p>
            </text:list-item>
          </text:list>
        </text:list-item>
        <text:list-item>
          <text:p text:style-name="P26"><text:span text:style-name="Strong_20_Emphasis"><text:span text:style-name="T1">Campo de Visión (FOV):</text:span></text:span></text:p>
          <text:list>
            <text:list-item>
              <text:p text:style-name="P27">El FOV determina cuánto puede capturar la cámara en un solo encuadre. Un FOV más amplio es útil para videollamadas grupales.</text:p>
            </text:list-item>
          </text:list>
        </text:list-item>
        <text:list-item>
          <text:p text:style-name="P26"><text:span text:style-name="Strong_20_Emphasis"><text:span text:style-name="T1">Conectividad:</text:span></text:span></text:p>
          <text:list>
            <text:list-item>
              <text:p text:style-name="P27">Las webcams se pueden conectar a través de USB, USB-C o incluso de forma inalámbrica, dependiendo del modelo y la compatibilidad.</text:p>
            </text:list-item>
          </text:list>
        </text:list-item>
        <text:list-item>
          <text:p text:style-name="P26"><text:span text:style-name="Strong_20_Emphasis"><text:span text:style-name="T1">Zoom Digital:</text:span></text:span></text:p>
          <text:list>
            <text:list-item>
              <text:p text:style-name="P27"><text:soft-page-break/>Algunas webcams ofrecen capacidades de zoom digital para acercar o alejar la imagen.</text:p>
            </text:list-item>
          </text:list>
        </text:list-item>
        <text:list-item>
          <text:p text:style-name="P26"><text:span text:style-name="Strong_20_Emphasis"><text:span text:style-name="T1">Seguridad y Privacidad:</text:span></text:span></text:p>
          <text:list>
            <text:list-item>
              <text:p text:style-name="P27">Algunas webcams tienen funciones de privacidad, como obturadores físicos o indicadores LED que alertan cuando la cámara está activa.</text:p>
            </text:list-item>
          </text:list>
        </text:list-item>
        <text:list-item>
          <text:p text:style-name="P26"><text:span text:style-name="Strong_20_Emphasis"><text:span text:style-name="T1">Compatibilidad con Software:</text:span></text:span></text:p>
          <text:list>
            <text:list-item>
              <text:p text:style-name="P27">Las webcams suelen ser compatibles con una variedad de software de videoconferencia, como Zoom, Skype, Microsoft Teams, entre otros.</text:p>
            </text:list-item>
          </text:list>
        </text:list-item>
        <text:list-item>
          <text:p text:style-name="P26"><text:span text:style-name="Strong_20_Emphasis"><text:span text:style-name="T1">Seguimiento de Rostros:</text:span></text:span></text:p>
          <text:list>
            <text:list-item>
              <text:p text:style-name="P27">Algunas webcams avanzadas tienen la capacidad de realizar un seguimiento automático de rostros para mantener a las personas en el encuadre.</text:p>
            </text:list-item>
          </text:list>
        </text:list-item>
        <text:list-item>
          <text:p text:style-name="P26"><text:span text:style-name="Strong_20_Emphasis"><text:span text:style-name="T1">HDR (Alto Rango Dinámico):</text:span></text:span></text:p>
          <text:list>
            <text:list-item>
              <text:p text:style-name="P27">La tecnología HDR mejora la calidad de imagen al equilibrar las áreas más oscuras y más claras de una escena.</text:p>
            </text:list-item>
          </text:list>
        </text:list-item>
        <text:list-item>
          <text:p text:style-name="P26"><text:span text:style-name="Strong_20_Emphasis"><text:span text:style-name="T1">Compatibilidad con Streaming:</text:span></text:span></text:p>
          <text:list>
            <text:list-item>
              <text:p text:style-name="P27">Algunas webcams están diseñadas específicamente para transmisiones en vivo y pueden ser compatibles con plataformas de streaming populares.</text:p>
            </text:list-item>
          </text:list>
        </text:list-item>
        <text:list-item>
          <text:p text:style-name="P26"><text:span text:style-name="Strong_20_Emphasis"><text:span text:style-name="T1">Integración con Dispositivos Inteligentes:</text:span></text:span></text:p>
          <text:list>
            <text:list-item>
              <text:p text:style-name="P26">Algunas webcams se integran con asistentes de voz y dispositivos inteligentes, permitiendo un control más fácil y manos libres.</text:p>
            </text:list-item>
          </text:list>
        </text:list-item>
      </text:list>
      <text:p text:style-name="P8">Es importante tener en cuenta estas características al elegir una webcam, especialmente si se planea utilizarla para videollamadas, transmisiones en vivo o cualquier otro propósito específico. La calidad de la imagen, la facilidad de uso y las características adicionales pueden variar según el modelo y la marca.</text:p>
      <text:p text:style-name="P4"/>
      <text:p text:style-name="P7">Ejercicio:</text:p>
      <text:p text:style-name="P7"><draw:custom-shape text:anchor-type="paragraph" draw:z-index="0" draw:name="Forma 1" draw:style-name="gr1" svg:width="16.59cm" svg:height="1.615cm" svg:x="-0.231cm" svg:y="0.279cm"><text:p/><draw:enhanced-geometry svg:viewBox="0 0 21600 21600" draw:type="rectangle" draw:enhanced-path="M 0 0 L 21600 0 21600 21600 0 21600 0 0 Z N"/></draw:custom-shape><text:s/><text:line-break/>Generar tablas con características e imágenes sobre cada uno de los diferentes tipos de <text:span text:style-name="T4">ratones </text:span><text:span text:style-name="T6">y webcam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1T11:05:22.837309852</meta:creation-date>
    <dc:date>2024-01-21T17:52:45.399033001</dc:date>
    <meta:editing-duration>PT2H22M2S</meta:editing-duration>
    <meta:editing-cycles>8</meta:editing-cycles>
    <meta:generator>LibreOffice/7.6.2.1$Linux_X86_64 LibreOffice_project/56f7684011345957bbf33a7ee678afaf4d2ba333</meta:generator>
    <meta:document-statistic meta:table-count="0" meta:image-count="2" meta:object-count="0" meta:page-count="9" meta:paragraph-count="138" meta:word-count="2688" meta:character-count="16933" meta:non-whitespace-character-count="14477"/>
  </office:meta>
</office:document-meta>
</file>